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ch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13650" calcext:value-type="float">
            <text:p>13650</text:p>
          </table:table-cell>
          <table:table-cell table:formula="of:=[.B1]-[.$B$7]" office:value-type="float" office:value="-6030" calcext:value-type="float">
            <text:p>-6030</text:p>
          </table:table-cell>
          <table:table-cell office:value-type="float" office:value="3.6987" calcext:value-type="float">
            <text:p>3.6987</text:p>
          </table:table-cell>
          <table:table-cell table:formula="of:=[.C1]/[.D1]" office:value-type="float" office:value="-1630.30253872982" calcext:value-type="float">
            <text:p>-1630.302538729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430" calcext:value-type="float">
            <text:p>14430</text:p>
          </table:table-cell>
          <table:table-cell table:formula="of:=[.B2]-[.$B$7]" office:value-type="float" office:value="-5250" calcext:value-type="float">
            <text:p>-5250</text:p>
          </table:table-cell>
          <table:table-cell office:value-type="float" office:value="3.2383" calcext:value-type="float">
            <text:p>3.2383</text:p>
          </table:table-cell>
          <table:table-cell table:formula="of:=[.C2]/[.D2]" office:value-type="float" office:value="-1621.2210110243" calcext:value-type="float">
            <text:p>-1621.2210110243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15330" calcext:value-type="float">
            <text:p>15330</text:p>
          </table:table-cell>
          <table:table-cell table:formula="of:=[.B3]-[.$B$7]" office:value-type="float" office:value="-4350" calcext:value-type="float">
            <text:p>-4350</text:p>
          </table:table-cell>
          <table:table-cell office:value-type="float" office:value="2.6793" calcext:value-type="float">
            <text:p>2.6793</text:p>
          </table:table-cell>
          <table:table-cell table:formula="of:=[.C3]/[.D3]" office:value-type="float" office:value="-1623.55839211734" calcext:value-type="float">
            <text:p>-1623.558392117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6050" calcext:value-type="float">
            <text:p>16050</text:p>
          </table:table-cell>
          <table:table-cell table:formula="of:=[.B4]-[.$B$7]" office:value-type="float" office:value="-3630" calcext:value-type="float">
            <text:p>-3630</text:p>
          </table:table-cell>
          <table:table-cell office:value-type="float" office:value="2.2331" calcext:value-type="float">
            <text:p>2.2331</text:p>
          </table:table-cell>
          <table:table-cell table:formula="of:=[.C4]/[.D4]" office:value-type="float" office:value="-1625.54296717568" calcext:value-type="float">
            <text:p>-1625.5429671757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7040" calcext:value-type="float">
            <text:p>17040</text:p>
          </table:table-cell>
          <table:table-cell table:formula="of:=[.B5]-[.$B$7]" office:value-type="float" office:value="-2640" calcext:value-type="float">
            <text:p>-2640</text:p>
          </table:table-cell>
          <table:table-cell office:value-type="float" office:value="1.6347" calcext:value-type="float">
            <text:p>1.6347</text:p>
          </table:table-cell>
          <table:table-cell table:formula="of:=[.C5]/[.D5]" office:value-type="float" office:value="-1614.97522481189" calcext:value-type="float">
            <text:p>-1614.975224811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640" calcext:value-type="float">
            <text:p>17640</text:p>
          </table:table-cell>
          <table:table-cell table:formula="of:=[.B6]-[.$B$7]" office:value-type="float" office:value="-2040" calcext:value-type="float">
            <text:p>-2040</text:p>
          </table:table-cell>
          <table:table-cell office:value-type="float" office:value="1.2197" calcext:value-type="float">
            <text:p>1.2197</text:p>
          </table:table-cell>
          <table:table-cell table:formula="of:=[.C6]/[.D6]" office:value-type="float" office:value="-1672.54242846602" calcext:value-type="float">
            <text:p>-1672.542428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80" calcext:value-type="float">
            <text:p>196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30" calcext:value-type="float">
            <text:p>21630</text:p>
          </table:table-cell>
          <table:table-cell table:formula="of:=[.B8]-[.$B$7]" office:value-type="float" office:value="1950" calcext:value-type="float">
            <text:p>1950</text:p>
          </table:table-cell>
          <table:table-cell office:value-type="float" office:value="1.2197" calcext:value-type="float">
            <text:p>1.2197</text:p>
          </table:table-cell>
          <table:table-cell table:formula="of:=[.C8]/[.D8]" office:value-type="float" office:value="1598.75379191605" calcext:value-type="float">
            <text:p>1598.753791916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320" calcext:value-type="float">
            <text:p>22320</text:p>
          </table:table-cell>
          <table:table-cell table:formula="of:=[.B9]-[.$B$7]" office:value-type="float" office:value="2640" calcext:value-type="float">
            <text:p>2640</text:p>
          </table:table-cell>
          <table:table-cell office:value-type="float" office:value="1.6347" calcext:value-type="float">
            <text:p>1.6347</text:p>
          </table:table-cell>
          <table:table-cell table:formula="of:=[.C9]/[.D9]" office:value-type="float" office:value="1614.97522481189" calcext:value-type="float">
            <text:p>1614.9752248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40" calcext:value-type="float">
            <text:p>23340</text:p>
          </table:table-cell>
          <table:table-cell table:formula="of:=[.B10]-[.$B$7]" office:value-type="float" office:value="3660" calcext:value-type="float">
            <text:p>3660</text:p>
          </table:table-cell>
          <table:table-cell office:value-type="float" office:value="2.2331" calcext:value-type="float">
            <text:p>2.2331</text:p>
          </table:table-cell>
          <table:table-cell table:formula="of:=[.C10]/[.D10]" office:value-type="float" office:value="1638.97720657382" calcext:value-type="float">
            <text:p>1638.977206573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4060" calcext:value-type="float">
            <text:p>24060</text:p>
          </table:table-cell>
          <table:table-cell table:formula="of:=[.B11]-[.$B$7]" office:value-type="float" office:value="4380" calcext:value-type="float">
            <text:p>4380</text:p>
          </table:table-cell>
          <table:table-cell office:value-type="float" office:value="2.6793" calcext:value-type="float">
            <text:p>2.6793</text:p>
          </table:table-cell>
          <table:table-cell table:formula="of:=[.C11]/[.D11]" office:value-type="float" office:value="1634.75534654574" calcext:value-type="float">
            <text:p>1634.7553465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960" calcext:value-type="float">
            <text:p>24960</text:p>
          </table:table-cell>
          <table:table-cell table:formula="of:=[.B12]-[.$B$7]" office:value-type="float" office:value="5280" calcext:value-type="float">
            <text:p>5280</text:p>
          </table:table-cell>
          <table:table-cell office:value-type="float" office:value="3.2383" calcext:value-type="float">
            <text:p>3.2383</text:p>
          </table:table-cell>
          <table:table-cell table:formula="of:=[.C12]/[.D12]" office:value-type="float" office:value="1630.4851310873" calcext:value-type="float">
            <text:p>1630.485131087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5650" calcext:value-type="float">
            <text:p>25650</text:p>
          </table:table-cell>
          <table:table-cell table:formula="of:=[.B13]-[.$B$7]" office:value-type="float" office:value="5970" calcext:value-type="float">
            <text:p>5970</text:p>
          </table:table-cell>
          <table:table-cell office:value-type="float" office:value="3.6987" calcext:value-type="float">
            <text:p>3.6987</text:p>
          </table:table-cell>
          <table:table-cell table:formula="of:=[.C13]/[.D13]" office:value-type="float" office:value="1614.08062292157" calcext:value-type="float">
            <text:p>1614.0806229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500" calcext:value-type="float">
            <text:p>26500</text:p>
          </table:table-cell>
          <table:table-cell table:formula="of:=[.B14]-[.$B$7]" office:value-type="float" office:value="6820" calcext:value-type="float">
            <text:p>6820</text:p>
          </table:table-cell>
          <table:table-cell office:value-type="float" office:value="4.2411" calcext:value-type="float">
            <text:p>4.2411</text:p>
          </table:table-cell>
          <table:table-cell table:formula="of:=[.C14]/[.D14]" office:value-type="float" office:value="1608.07337718988" calcext:value-type="float">
            <text:p>1608.0733771899</text:p>
          </table:table-cell>
        </table:table-row>
      </table:table>
      <table:named-expressions/>
      <table:database-ranges>
        <table:database-range table:name="__Anonymous_Sheet_DB__0" table:target-range-address="loch.F1:loch.F104857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52:06.102001944</dc:date>
    <dc:creator>Felix Kurtz</dc:creator>
    <meta:editing-duration>PT22M51S</meta:editing-duration>
    <meta:editing-cycles>3</meta:editing-cycles>
    <meta:generator>LibreOffice/4.3.6.2$Linux_X86_64 LibreOffice_project/430$Build-2</meta:generator>
    <meta:document-statistic meta:table-count="1" meta:cell-count="67" meta:object-count="0"/>
  </office:meta>
</office:document-meta>
</file>